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2">
      <style:table-properties style:width="16.898cm" table:align="margins"/>
    </style:style>
    <style:style style:family="table-column" style:name="Tableau2.A">
      <style:table-column-properties style:column-width="6.135cm" style:rel-column-width="23791*"/>
    </style:style>
    <style:style style:family="table-column" style:name="Tableau2.B">
      <style:table-column-properties style:column-width="3.717cm" style:rel-column-width="14416*"/>
    </style:style>
    <style:style style:family="table-column" style:name="Tableau2.C">
      <style:table-column-properties style:column-width="3.618cm" style:rel-column-width="14031*"/>
    </style:style>
    <style:style style:family="table-column" style:name="Tableau2.D">
      <style:table-column-properties style:column-width="3.429cm" style:rel-column-width="13297*"/>
    </style:style>
    <style:style style:family="table-cell" style:name="Tableau2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2.D1">
      <style:table-cell-properties fo:border="0.05pt solid #000000" fo:padding="0.097cm"/>
    </style:style>
    <style:style style:family="table-cell" style:name="Tableau2.A2">
      <style:table-cell-properties fo:border-bottom="0.05pt solid #000000" fo:border-left="0.05pt solid #000000" fo:border-right="none" fo:border-top="none" fo:padding="0.097cm"/>
    </style:style>
    <style:style style:family="table-cell" style:name="Tableau2.D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20pt" fo:font-weight="bold" officeooo:paragraph-rsid="000835f4" style:font-name="Arial" style:font-size-asian="20pt" style:font-size-complex="20pt" style:font-weight-asian="bold" style:font-weight-complex="bold" style:text-underline-style="none"/>
    </style:style>
    <style:style style:family="paragraph" style:name="P2" style:parent-style-name="UrbanBody">
      <style:paragraph-properties fo:margin-bottom="0cm" fo:margin-top="0cm" fo:text-align="justify" loext:contextual-spacing="false" style:justify-single-word="false"/>
      <style:text-properties fo:font-size="18pt" fo:font-weight="bold" officeooo:paragraph-rsid="000835f4" style:font-name="Arial" style:font-size-asian="18pt" style:font-size-complex="18pt" style:font-weight-asian="bold" style:font-weight-complex="bold" style:text-underline-style="none"/>
    </style:style>
    <style:style style:family="paragraph" style:name="P3" style:parent-style-name="Table_20_Contents">
      <style:paragraph-properties fo:margin-bottom="0cm" fo:margin-top="0cm" fo:text-align="start" loext:contextual-spacing="false" style:justify-single-word="false"/>
      <style:text-properties fo:background-color="#ffff00" fo:color="#800000" fo:font-size="18pt" fo:font-weight="normal" officeooo:paragraph-rsid="000835f4" officeooo:rsid="00254159" style:font-name="Arial" style:font-size-asian="18pt" style:font-size-complex="18pt" style:font-weight-asian="normal" style:font-weight-complex="normal" style:text-line-through-style="none" style:text-line-through-type="none" style:text-underline-style="none"/>
    </style:style>
    <style:style style:family="paragraph" style:name="P4" style:parent-style-name="Table_20_Contents">
      <style:paragraph-properties fo:text-align="end" style:justify-single-word="false"/>
      <style:text-properties fo:font-size="20pt" fo:font-weight="bold" officeooo:paragraph-rsid="000835f4" style:font-name="Arial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Table_20_Contents">
      <style:paragraph-properties fo:text-align="center" style:justify-single-word="false"/>
      <style:text-properties fo:font-size="20pt" fo:font-weight="bold" officeooo:paragraph-rsid="000835f4" style:font-name="Arial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6" style:parent-style-name="Table_20_Contents">
      <style:paragraph-properties fo:text-align="start" style:justify-single-word="false"/>
      <style:text-properties fo:font-size="10pt" officeooo:paragraph-rsid="000835f4" officeooo:rsid="0020159b" style:font-name="Arial" style:font-size-asian="8.75pt" style:font-size-complex="10pt"/>
    </style:style>
    <style:style style:family="paragraph" style:name="P7" style:parent-style-name="Table_20_Contents">
      <style:paragraph-properties fo:text-align="start" style:justify-single-word="false"/>
      <style:text-properties fo:font-size="10pt" officeooo:paragraph-rsid="000835f4" style:font-name="Arial" style:font-size-asian="8.75pt" style:font-size-complex="10pt"/>
    </style:style>
    <style:style style:family="paragraph" style:name="P8" style:parent-style-name="Standard">
      <style:paragraph-properties fo:text-align="center" style:justify-single-word="false"/>
      <style:text-properties fo:font-size="18pt" fo:font-weight="normal" officeooo:paragraph-rsid="000835f4" style:font-name="Arial" style:font-size-asian="18pt" style:font-size-complex="18pt" style:font-weight-asian="normal" style:font-weight-complex="normal" style:text-underline-style="none"/>
    </style:style>
    <style:style style:family="paragraph" style:name="P9" style:parent-style-name="Standard">
      <style:paragraph-properties fo:text-align="end" style:justify-single-word="false"/>
      <style:text-properties fo:font-size="18pt" fo:font-weight="normal" officeooo:paragraph-rsid="000835f4" style:font-name="Arial" style:font-size-asian="18pt" style:font-size-complex="18pt" style:font-weight-asian="normal" style:font-weight-complex="normal" style:text-underline-style="none"/>
    </style:style>
    <style:style style:family="paragraph" style:name="P10" style:parent-style-name="Standard">
      <style:text-properties officeooo:paragraph-rsid="000835f4"/>
    </style:style>
    <style:style style:family="text" style:name="T1">
      <style:text-properties officeooo:rsid="00268a64"/>
    </style:style>
    <style:style style:family="text" style:name="T2">
      <style:text-properties officeooo:rsid="0020159b"/>
    </style:style>
    <style:style style:family="text" style:name="T3">
      <style:text-properties style:text-position="super 58%"/>
    </style:style>
    <style:style style:family="text" style:name="T4">
      <style:text-properties officeooo:rsid="0021da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ermis d'urbanis<text:span text:style-name="T1">ation</text:span> n°<text:text-input text:description="">self.getReference()</text:text-input></text:p>
      <text:p text:style-name="P5"/>
      <text:p text:style-name="P5"/>
      <text:p text:style-name="P9"><text:text-input text:description="Situation des travaux">self.getApplicantsSignaletic(withaddress=True)</text:text-input></text:p>
      <text:p text:style-name="P8"/>
      <text:p text:style-name="P8"/>
      <text:p text:style-name="P8"/>
      <text:p text:style-name="P8"/>
      <text:p text:style-name="P1"><text:text-input text:description="Nature des travaux">self.getLicenceSubject()</text:text-input></text:p>
      <text:p text:style-name="P1"/>
      <text:p text:style-name="P1"/>
      <text:p text:style-name="P2"><text:text-input text:description="Emplacement des travaux">self.getWorkLocationSignaletic()</text:text-input></text:p>
      <text:p text:style-name="P2"><text:span text:style-name="T2">Cadastré </text:span><text:span text:style-name="T2"><text:text-input text:description="Cadastre">licence_view.get_parcels()</text:text-input></text:span></text:p>
      <text:p text:style-name="P3">Lotissement … du … - lot n°</text:p>
      <text:p text:style-name="P3"/>
      <text:p text:style-name="P3"/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office:value-type="string" table:style-name="Tableau2.A1">
            <text:p text:style-name="P6">Récépissé n°1</text:p>
          </table:table-cell>
          <table:table-cell office:value-type="string" table:style-name="Tableau2.A1">
            <text:p text:style-name="P7"/>
          </table:table-cell>
          <table:table-cell office:value-type="string" table:style-name="Tableau2.A1">
            <text:p text:style-name="P6">Relevé des pièces manquantes</text:p>
          </table:table-cell>
          <table:table-cell office:value-type="string" table:style-name="Tableau2.D1">
            <text:p text:style-name="P7"/>
          </table:table-cell>
        </table:table-row>
        <table:table-row>
          <table:table-cell office:value-type="string" table:style-name="Tableau2.A2">
            <text:p text:style-name="P6">Récépissé n°2</text:p>
          </table:table-cell>
          <table:table-cell office:value-type="string" table:style-name="Tableau2.A2">
            <text:p text:style-name="P7"/>
          </table:table-cell>
          <table:table-cell office:value-type="string" table:style-name="Tableau2.A2">
            <text:p text:style-name="P6">Irrecevabilité du dossier</text:p>
          </table:table-cell>
          <table:table-cell office:value-type="string" table:style-name="Tableau2.D2">
            <text:p text:style-name="P7"/>
          </table:table-cell>
        </table:table-row>
        <table:table-row>
          <table:table-cell office:value-type="string" table:style-name="Tableau2.A2">
            <text:p text:style-name="P6">Dossier complet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2.A2">
            <text:p text:style-name="P6">DGO4 1<text:span text:style-name="T3">er</text:span> transmis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2.A2">
            <text:p text:style-name="P6">Collège communal <text:span text:style-name="T4">annonce/enquête</text:span>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2.A2">
            <text:p text:style-name="P6">DGO4 transmis <text:span text:style-name="T4">annonce/enquête</text:span>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2.A2">
            <text:p text:style-name="P6">Collège octroi/refus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2.A2">
            <text:p text:style-name="P6">Transmis urbanisme DGO4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2.A2">
            <text:p text:style-name="P6">Notification demandeur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</table:table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2">
      <style:table-properties style:width="16.898cm" table:align="margins"/>
    </style:style>
    <style:style style:family="table-column" style:name="Tableau2.A">
      <style:table-column-properties style:column-width="6.135cm" style:rel-column-width="23791*"/>
    </style:style>
    <style:style style:family="table-column" style:name="Tableau2.B">
      <style:table-column-properties style:column-width="3.717cm" style:rel-column-width="14416*"/>
    </style:style>
    <style:style style:family="table-column" style:name="Tableau2.C">
      <style:table-column-properties style:column-width="3.618cm" style:rel-column-width="14031*"/>
    </style:style>
    <style:style style:family="table-column" style:name="Tableau2.D">
      <style:table-column-properties style:column-width="3.429cm" style:rel-column-width="13297*"/>
    </style:style>
    <style:style style:family="table-cell" style:name="Tableau2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2.D1">
      <style:table-cell-properties fo:border="0.05pt solid #000000" fo:padding="0.097cm"/>
    </style:style>
    <style:style style:family="table-cell" style:name="Tableau2.A2">
      <style:table-cell-properties fo:border-bottom="0.05pt solid #000000" fo:border-left="0.05pt solid #000000" fo:border-right="none" fo:border-top="none" fo:padding="0.097cm"/>
    </style:style>
    <style:style style:family="table-cell" style:name="Tableau2.D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20pt" fo:font-weight="bold" officeooo:paragraph-rsid="000835f4" style:font-name="Arial" style:font-size-asian="20pt" style:font-size-complex="20pt" style:font-weight-asian="bold" style:font-weight-complex="bold" style:text-underline-style="none"/>
    </style:style>
    <style:style style:family="paragraph" style:name="P2" style:parent-style-name="UrbanBody">
      <style:paragraph-properties fo:margin-bottom="0cm" fo:margin-top="0cm" fo:text-align="justify" loext:contextual-spacing="false" style:justify-single-word="false"/>
      <style:text-properties fo:font-size="18pt" fo:font-weight="bold" officeooo:paragraph-rsid="000835f4" style:font-name="Arial" style:font-size-asian="18pt" style:font-size-complex="18pt" style:font-weight-asian="bold" style:font-weight-complex="bold" style:text-underline-style="none"/>
    </style:style>
    <style:style style:family="paragraph" style:name="P3" style:parent-style-name="Table_20_Contents">
      <style:paragraph-properties fo:margin-bottom="0cm" fo:margin-top="0cm" fo:text-align="start" loext:contextual-spacing="false" style:justify-single-word="false"/>
      <style:text-properties fo:background-color="#ffff00" fo:color="#800000" fo:font-size="18pt" fo:font-weight="normal" officeooo:paragraph-rsid="000835f4" officeooo:rsid="00254159" style:font-name="Arial" style:font-size-asian="18pt" style:font-size-complex="18pt" style:font-weight-asian="normal" style:font-weight-complex="normal" style:text-line-through-style="none" style:text-line-through-type="none" style:text-underline-style="none"/>
    </style:style>
    <style:style style:family="paragraph" style:name="P4" style:parent-style-name="Table_20_Contents">
      <style:paragraph-properties fo:text-align="end" style:justify-single-word="false"/>
      <style:text-properties fo:font-size="20pt" fo:font-weight="bold" officeooo:paragraph-rsid="000835f4" style:font-name="Arial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Table_20_Contents">
      <style:paragraph-properties fo:text-align="center" style:justify-single-word="false"/>
      <style:text-properties fo:font-size="20pt" fo:font-weight="bold" officeooo:paragraph-rsid="000835f4" style:font-name="Arial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6" style:parent-style-name="Table_20_Contents">
      <style:paragraph-properties fo:text-align="start" style:justify-single-word="false"/>
      <style:text-properties fo:font-size="10pt" officeooo:paragraph-rsid="000835f4" officeooo:rsid="0020159b" style:font-name="Arial" style:font-size-asian="8.75pt" style:font-size-complex="10pt"/>
    </style:style>
    <style:style style:family="paragraph" style:name="P7" style:parent-style-name="Table_20_Contents">
      <style:paragraph-properties fo:text-align="start" style:justify-single-word="false"/>
      <style:text-properties fo:font-size="10pt" officeooo:paragraph-rsid="000835f4" style:font-name="Arial" style:font-size-asian="8.75pt" style:font-size-complex="10pt"/>
    </style:style>
    <style:style style:family="paragraph" style:name="P8" style:parent-style-name="Standard">
      <style:paragraph-properties fo:text-align="center" style:justify-single-word="false"/>
      <style:text-properties fo:font-size="18pt" fo:font-weight="normal" officeooo:paragraph-rsid="000835f4" style:font-name="Arial" style:font-size-asian="18pt" style:font-size-complex="18pt" style:font-weight-asian="normal" style:font-weight-complex="normal" style:text-underline-style="none"/>
    </style:style>
    <style:style style:family="paragraph" style:name="P9" style:parent-style-name="Standard">
      <style:paragraph-properties fo:text-align="end" style:justify-single-word="false"/>
      <style:text-properties fo:font-size="18pt" fo:font-weight="normal" officeooo:paragraph-rsid="000835f4" style:font-name="Arial" style:font-size-asian="18pt" style:font-size-complex="18pt" style:font-weight-asian="normal" style:font-weight-complex="normal" style:text-underline-style="none"/>
    </style:style>
    <style:style style:family="paragraph" style:name="P10" style:parent-style-name="Standard">
      <style:text-properties officeooo:paragraph-rsid="000835f4"/>
    </style:style>
    <style:style style:family="text" style:name="T1">
      <style:text-properties officeooo:rsid="00268a64"/>
    </style:style>
    <style:style style:family="text" style:name="T2">
      <style:text-properties officeooo:rsid="0020159b"/>
    </style:style>
    <style:style style:family="text" style:name="T3">
      <style:text-properties style:text-position="super 58%"/>
    </style:style>
    <style:style style:family="text" style:name="T4">
      <style:text-properties officeooo:rsid="0021da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ermis d'urbanis<text:span text:style-name="T1">ation</text:span> n°<text:text-input text:description="">self.getReference()</text:text-input></text:p>
      <text:p text:style-name="P5"/>
      <text:p text:style-name="P5"/>
      <text:p text:style-name="P9"><text:text-input text:description="Situation des travaux">self.getApplicantsSignaletic(withaddress=True)</text:text-input></text:p>
      <text:p text:style-name="P8"/>
      <text:p text:style-name="P8"/>
      <text:p text:style-name="P8"/>
      <text:p text:style-name="P8"/>
      <text:p text:style-name="P1"><text:text-input text:description="Nature des travaux">self.getLicenceSubject()</text:text-input></text:p>
      <text:p text:style-name="P1"/>
      <text:p text:style-name="P1"/>
      <text:p text:style-name="P2"><text:text-input text:description="Emplacement des travaux">self.getWorkLocationSignaletic()</text:text-input></text:p>
      <text:p text:style-name="P2"><text:span text:style-name="T2">Cadastré </text:span><text:span text:style-name="T2"><text:text-input text:description="Cadastre">licence_view.get_parcels()</text:text-input></text:span></text:p>
      <text:p text:style-name="P3">Lotissement … du … - lot n°</text:p>
      <text:p text:style-name="P3"/>
      <text:p text:style-name="P3"/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office:value-type="string" table:style-name="Tableau2.A1">
            <text:p text:style-name="P6">Récépissé n°1</text:p>
          </table:table-cell>
          <table:table-cell office:value-type="string" table:style-name="Tableau2.A1">
            <text:p text:style-name="P7"/>
          </table:table-cell>
          <table:table-cell office:value-type="string" table:style-name="Tableau2.A1">
            <text:p text:style-name="P6">Relevé des pièces manquantes</text:p>
          </table:table-cell>
          <table:table-cell office:value-type="string" table:style-name="Tableau2.D1">
            <text:p text:style-name="P7"/>
          </table:table-cell>
        </table:table-row>
        <table:table-row>
          <table:table-cell office:value-type="string" table:style-name="Tableau2.A2">
            <text:p text:style-name="P6">Récépissé n°2</text:p>
          </table:table-cell>
          <table:table-cell office:value-type="string" table:style-name="Tableau2.A2">
            <text:p text:style-name="P7"/>
          </table:table-cell>
          <table:table-cell office:value-type="string" table:style-name="Tableau2.A2">
            <text:p text:style-name="P6">Irrecevabilité du dossier</text:p>
          </table:table-cell>
          <table:table-cell office:value-type="string" table:style-name="Tableau2.D2">
            <text:p text:style-name="P7"/>
          </table:table-cell>
        </table:table-row>
        <table:table-row>
          <table:table-cell office:value-type="string" table:style-name="Tableau2.A2">
            <text:p text:style-name="P6">Dossier complet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2.A2">
            <text:p text:style-name="P6">DGO4 1<text:span text:style-name="T3">er</text:span> transmis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2.A2">
            <text:p text:style-name="P6">Collège communal <text:span text:style-name="T4">annonce/enquête</text:span>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2.A2">
            <text:p text:style-name="P6">DGO4 transmis <text:span text:style-name="T4">annonce/enquête</text:span>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2.A2">
            <text:p text:style-name="P6">Collège octroi/refus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2.A2">
            <text:p text:style-name="P6">Transmis urbanisme DGO4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2.A2">
            <text:p text:style-name="P6">Notification demandeur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</table:table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2">
      <style:table-properties style:width="16.898cm" table:align="margins"/>
    </style:style>
    <style:style style:family="table-column" style:name="Tableau2.A">
      <style:table-column-properties style:column-width="6.135cm" style:rel-column-width="23791*"/>
    </style:style>
    <style:style style:family="table-column" style:name="Tableau2.B">
      <style:table-column-properties style:column-width="3.717cm" style:rel-column-width="14416*"/>
    </style:style>
    <style:style style:family="table-column" style:name="Tableau2.C">
      <style:table-column-properties style:column-width="3.618cm" style:rel-column-width="14031*"/>
    </style:style>
    <style:style style:family="table-column" style:name="Tableau2.D">
      <style:table-column-properties style:column-width="3.429cm" style:rel-column-width="13297*"/>
    </style:style>
    <style:style style:family="table-cell" style:name="Tableau2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2.D1">
      <style:table-cell-properties fo:border="0.05pt solid #000000" fo:padding="0.097cm"/>
    </style:style>
    <style:style style:family="table-cell" style:name="Tableau2.A2">
      <style:table-cell-properties fo:border-bottom="0.05pt solid #000000" fo:border-left="0.05pt solid #000000" fo:border-right="none" fo:border-top="none" fo:padding="0.097cm"/>
    </style:style>
    <style:style style:family="table-cell" style:name="Tableau2.D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20pt" fo:font-weight="bold" officeooo:paragraph-rsid="000835f4" style:font-name="Arial" style:font-size-asian="20pt" style:font-size-complex="20pt" style:font-weight-asian="bold" style:font-weight-complex="bold" style:text-underline-style="none"/>
    </style:style>
    <style:style style:family="paragraph" style:name="P2" style:parent-style-name="UrbanBody">
      <style:paragraph-properties fo:margin-bottom="0cm" fo:margin-top="0cm" fo:text-align="justify" loext:contextual-spacing="false" style:justify-single-word="false"/>
      <style:text-properties fo:font-size="18pt" fo:font-weight="bold" officeooo:paragraph-rsid="000835f4" style:font-name="Arial" style:font-size-asian="18pt" style:font-size-complex="18pt" style:font-weight-asian="bold" style:font-weight-complex="bold" style:text-underline-style="none"/>
    </style:style>
    <style:style style:family="paragraph" style:name="P3" style:parent-style-name="Table_20_Contents">
      <style:paragraph-properties fo:margin-bottom="0cm" fo:margin-top="0cm" fo:text-align="start" loext:contextual-spacing="false" style:justify-single-word="false"/>
      <style:text-properties fo:background-color="#ffff00" fo:color="#800000" fo:font-size="18pt" fo:font-weight="normal" officeooo:paragraph-rsid="000835f4" officeooo:rsid="00254159" style:font-name="Arial" style:font-size-asian="18pt" style:font-size-complex="18pt" style:font-weight-asian="normal" style:font-weight-complex="normal" style:text-line-through-style="none" style:text-line-through-type="none" style:text-underline-style="none"/>
    </style:style>
    <style:style style:family="paragraph" style:name="P4" style:parent-style-name="Table_20_Contents">
      <style:paragraph-properties fo:text-align="end" style:justify-single-word="false"/>
      <style:text-properties fo:font-size="20pt" fo:font-weight="bold" officeooo:paragraph-rsid="000835f4" style:font-name="Arial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Table_20_Contents">
      <style:paragraph-properties fo:text-align="center" style:justify-single-word="false"/>
      <style:text-properties fo:font-size="20pt" fo:font-weight="bold" officeooo:paragraph-rsid="000835f4" style:font-name="Arial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6" style:parent-style-name="Table_20_Contents">
      <style:paragraph-properties fo:text-align="start" style:justify-single-word="false"/>
      <style:text-properties fo:font-size="10pt" officeooo:paragraph-rsid="000835f4" officeooo:rsid="0020159b" style:font-name="Arial" style:font-size-asian="8.75pt" style:font-size-complex="10pt"/>
    </style:style>
    <style:style style:family="paragraph" style:name="P7" style:parent-style-name="Table_20_Contents">
      <style:paragraph-properties fo:text-align="start" style:justify-single-word="false"/>
      <style:text-properties fo:font-size="10pt" officeooo:paragraph-rsid="000835f4" style:font-name="Arial" style:font-size-asian="8.75pt" style:font-size-complex="10pt"/>
    </style:style>
    <style:style style:family="paragraph" style:name="P8" style:parent-style-name="Standard">
      <style:paragraph-properties fo:text-align="center" style:justify-single-word="false"/>
      <style:text-properties fo:font-size="18pt" fo:font-weight="normal" officeooo:paragraph-rsid="000835f4" style:font-name="Arial" style:font-size-asian="18pt" style:font-size-complex="18pt" style:font-weight-asian="normal" style:font-weight-complex="normal" style:text-underline-style="none"/>
    </style:style>
    <style:style style:family="paragraph" style:name="P9" style:parent-style-name="Standard">
      <style:paragraph-properties fo:text-align="end" style:justify-single-word="false"/>
      <style:text-properties fo:font-size="18pt" fo:font-weight="normal" officeooo:paragraph-rsid="000835f4" style:font-name="Arial" style:font-size-asian="18pt" style:font-size-complex="18pt" style:font-weight-asian="normal" style:font-weight-complex="normal" style:text-underline-style="none"/>
    </style:style>
    <style:style style:family="paragraph" style:name="P10" style:parent-style-name="Standard">
      <style:text-properties officeooo:paragraph-rsid="000835f4"/>
    </style:style>
    <style:style style:family="text" style:name="T1">
      <style:text-properties officeooo:rsid="00268a64"/>
    </style:style>
    <style:style style:family="text" style:name="T2">
      <style:text-properties officeooo:rsid="0020159b"/>
    </style:style>
    <style:style style:family="text" style:name="T3">
      <style:text-properties style:text-position="super 58%"/>
    </style:style>
    <style:style style:family="text" style:name="T4">
      <style:text-properties officeooo:rsid="0021da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ermis d'urbanis<text:span text:style-name="T1">ation</text:span> n°<text:text-input text:description="">self.getReference()</text:text-input></text:p>
      <text:p text:style-name="P5"/>
      <text:p text:style-name="P5"/>
      <text:p text:style-name="P9"><text:text-input text:description="Situation des travaux">self.getApplicantsSignaletic(withaddress=True)</text:text-input></text:p>
      <text:p text:style-name="P8"/>
      <text:p text:style-name="P8"/>
      <text:p text:style-name="P8"/>
      <text:p text:style-name="P8"/>
      <text:p text:style-name="P1"><text:text-input text:description="Nature des travaux">self.getLicenceSubject()</text:text-input></text:p>
      <text:p text:style-name="P1"/>
      <text:p text:style-name="P1"/>
      <text:p text:style-name="P2"><text:text-input text:description="Emplacement des travaux">self.getWorkLocationSignaletic()</text:text-input></text:p>
      <text:p text:style-name="P2"><text:span text:style-name="T2">Cadastré </text:span><text:span text:style-name="T2"><text:text-input text:description="Cadastre">licence_view.get_parcels()</text:text-input></text:span></text:p>
      <text:p text:style-name="P3">Lotissement … du … - lot n°</text:p>
      <text:p text:style-name="P3"/>
      <text:p text:style-name="P3"/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office:value-type="string" table:style-name="Tableau2.A1">
            <text:p text:style-name="P6">Récépissé n°1</text:p>
          </table:table-cell>
          <table:table-cell office:value-type="string" table:style-name="Tableau2.A1">
            <text:p text:style-name="P7"/>
          </table:table-cell>
          <table:table-cell office:value-type="string" table:style-name="Tableau2.A1">
            <text:p text:style-name="P6">Relevé des pièces manquantes</text:p>
          </table:table-cell>
          <table:table-cell office:value-type="string" table:style-name="Tableau2.D1">
            <text:p text:style-name="P7"/>
          </table:table-cell>
        </table:table-row>
        <table:table-row>
          <table:table-cell office:value-type="string" table:style-name="Tableau2.A2">
            <text:p text:style-name="P6">Récépissé n°2</text:p>
          </table:table-cell>
          <table:table-cell office:value-type="string" table:style-name="Tableau2.A2">
            <text:p text:style-name="P7"/>
          </table:table-cell>
          <table:table-cell office:value-type="string" table:style-name="Tableau2.A2">
            <text:p text:style-name="P6">Irrecevabilité du dossier</text:p>
          </table:table-cell>
          <table:table-cell office:value-type="string" table:style-name="Tableau2.D2">
            <text:p text:style-name="P7"/>
          </table:table-cell>
        </table:table-row>
        <table:table-row>
          <table:table-cell office:value-type="string" table:style-name="Tableau2.A2">
            <text:p text:style-name="P6">Dossier complet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2.A2">
            <text:p text:style-name="P6">DGO4 1<text:span text:style-name="T3">er</text:span> transmis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2.A2">
            <text:p text:style-name="P6">Collège communal <text:span text:style-name="T4">annonce/enquête</text:span>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2.A2">
            <text:p text:style-name="P6">DGO4 transmis <text:span text:style-name="T4">annonce/enquête</text:span>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2.A2">
            <text:p text:style-name="P6">Collège octroi/refus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2.A2">
            <text:p text:style-name="P6">Transmis urbanisme DGO4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2.A2">
            <text:p text:style-name="P6">Notification demandeur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</table:table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2">
      <style:table-properties style:width="16.898cm" table:align="margins"/>
    </style:style>
    <style:style style:family="table-column" style:name="Tableau2.A">
      <style:table-column-properties style:column-width="6.135cm" style:rel-column-width="23791*"/>
    </style:style>
    <style:style style:family="table-column" style:name="Tableau2.B">
      <style:table-column-properties style:column-width="3.717cm" style:rel-column-width="14416*"/>
    </style:style>
    <style:style style:family="table-column" style:name="Tableau2.C">
      <style:table-column-properties style:column-width="3.618cm" style:rel-column-width="14031*"/>
    </style:style>
    <style:style style:family="table-column" style:name="Tableau2.D">
      <style:table-column-properties style:column-width="3.429cm" style:rel-column-width="13297*"/>
    </style:style>
    <style:style style:family="table-cell" style:name="Tableau2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2.D1">
      <style:table-cell-properties fo:border="0.05pt solid #000000" fo:padding="0.097cm"/>
    </style:style>
    <style:style style:family="table-cell" style:name="Tableau2.A2">
      <style:table-cell-properties fo:border-bottom="0.05pt solid #000000" fo:border-left="0.05pt solid #000000" fo:border-right="none" fo:border-top="none" fo:padding="0.097cm"/>
    </style:style>
    <style:style style:family="table-cell" style:name="Tableau2.D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20pt" fo:font-weight="bold" officeooo:paragraph-rsid="000835f4" style:font-name="Arial" style:font-size-asian="20pt" style:font-size-complex="20pt" style:font-weight-asian="bold" style:font-weight-complex="bold" style:text-underline-style="none"/>
    </style:style>
    <style:style style:family="paragraph" style:name="P2" style:parent-style-name="UrbanBody">
      <style:paragraph-properties fo:margin-bottom="0cm" fo:margin-top="0cm" fo:text-align="justify" loext:contextual-spacing="false" style:justify-single-word="false"/>
      <style:text-properties fo:font-size="18pt" fo:font-weight="bold" officeooo:paragraph-rsid="000835f4" style:font-name="Arial" style:font-size-asian="18pt" style:font-size-complex="18pt" style:font-weight-asian="bold" style:font-weight-complex="bold" style:text-underline-style="none"/>
    </style:style>
    <style:style style:family="paragraph" style:name="P3" style:parent-style-name="Table_20_Contents">
      <style:paragraph-properties fo:margin-bottom="0cm" fo:margin-top="0cm" fo:text-align="start" loext:contextual-spacing="false" style:justify-single-word="false"/>
      <style:text-properties fo:background-color="#ffff00" fo:color="#800000" fo:font-size="18pt" fo:font-weight="normal" officeooo:paragraph-rsid="000835f4" officeooo:rsid="00254159" style:font-name="Arial" style:font-size-asian="18pt" style:font-size-complex="18pt" style:font-weight-asian="normal" style:font-weight-complex="normal" style:text-line-through-style="none" style:text-line-through-type="none" style:text-underline-style="none"/>
    </style:style>
    <style:style style:family="paragraph" style:name="P4" style:parent-style-name="Table_20_Contents">
      <style:paragraph-properties fo:text-align="end" style:justify-single-word="false"/>
      <style:text-properties fo:font-size="20pt" fo:font-weight="bold" officeooo:paragraph-rsid="000835f4" style:font-name="Arial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Table_20_Contents">
      <style:paragraph-properties fo:text-align="center" style:justify-single-word="false"/>
      <style:text-properties fo:font-size="20pt" fo:font-weight="bold" officeooo:paragraph-rsid="000835f4" style:font-name="Arial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6" style:parent-style-name="Table_20_Contents">
      <style:paragraph-properties fo:text-align="start" style:justify-single-word="false"/>
      <style:text-properties fo:font-size="10pt" officeooo:paragraph-rsid="000835f4" officeooo:rsid="0020159b" style:font-name="Arial" style:font-size-asian="8.75pt" style:font-size-complex="10pt"/>
    </style:style>
    <style:style style:family="paragraph" style:name="P7" style:parent-style-name="Table_20_Contents">
      <style:paragraph-properties fo:text-align="start" style:justify-single-word="false"/>
      <style:text-properties fo:font-size="10pt" officeooo:paragraph-rsid="000835f4" style:font-name="Arial" style:font-size-asian="8.75pt" style:font-size-complex="10pt"/>
    </style:style>
    <style:style style:family="paragraph" style:name="P8" style:parent-style-name="Standard">
      <style:paragraph-properties fo:text-align="center" style:justify-single-word="false"/>
      <style:text-properties fo:font-size="18pt" fo:font-weight="normal" officeooo:paragraph-rsid="000835f4" style:font-name="Arial" style:font-size-asian="18pt" style:font-size-complex="18pt" style:font-weight-asian="normal" style:font-weight-complex="normal" style:text-underline-style="none"/>
    </style:style>
    <style:style style:family="paragraph" style:name="P9" style:parent-style-name="Standard">
      <style:paragraph-properties fo:text-align="end" style:justify-single-word="false"/>
      <style:text-properties fo:font-size="18pt" fo:font-weight="normal" officeooo:paragraph-rsid="000835f4" style:font-name="Arial" style:font-size-asian="18pt" style:font-size-complex="18pt" style:font-weight-asian="normal" style:font-weight-complex="normal" style:text-underline-style="none"/>
    </style:style>
    <style:style style:family="paragraph" style:name="P10" style:parent-style-name="Standard">
      <style:text-properties officeooo:paragraph-rsid="000835f4"/>
    </style:style>
    <style:style style:family="text" style:name="T1">
      <style:text-properties officeooo:rsid="00268a64"/>
    </style:style>
    <style:style style:family="text" style:name="T2">
      <style:text-properties officeooo:rsid="0020159b"/>
    </style:style>
    <style:style style:family="text" style:name="T3">
      <style:text-properties style:text-position="super 58%"/>
    </style:style>
    <style:style style:family="text" style:name="T4">
      <style:text-properties officeooo:rsid="0021da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ermis d'urbanis<text:span text:style-name="T1">ation</text:span> n°<text:text-input text:description="">self.getReference()</text:text-input></text:p>
      <text:p text:style-name="P5"/>
      <text:p text:style-name="P5"/>
      <text:p text:style-name="P9"><text:text-input text:description="Situation des travaux">self.getApplicantsSignaletic(withaddress=True)</text:text-input></text:p>
      <text:p text:style-name="P8"/>
      <text:p text:style-name="P8"/>
      <text:p text:style-name="P8"/>
      <text:p text:style-name="P8"/>
      <text:p text:style-name="P1"><text:text-input text:description="Nature des travaux">self.getLicenceSubject()</text:text-input></text:p>
      <text:p text:style-name="P1"/>
      <text:p text:style-name="P1"/>
      <text:p text:style-name="P2"><text:text-input text:description="Emplacement des travaux">self.getWorkLocationSignaletic()</text:text-input></text:p>
      <text:p text:style-name="P2"><text:span text:style-name="T2">Cadastré </text:span><text:span text:style-name="T2"><text:text-input text:description="Cadastre">licence_view.get_parcels()</text:text-input></text:span></text:p>
      <text:p text:style-name="P3">Lotissement … du … - lot n°</text:p>
      <text:p text:style-name="P3"/>
      <text:p text:style-name="P3"/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office:value-type="string" table:style-name="Tableau2.A1">
            <text:p text:style-name="P6">Récépissé n°1</text:p>
          </table:table-cell>
          <table:table-cell office:value-type="string" table:style-name="Tableau2.A1">
            <text:p text:style-name="P7"/>
          </table:table-cell>
          <table:table-cell office:value-type="string" table:style-name="Tableau2.A1">
            <text:p text:style-name="P6">Relevé des pièces manquantes</text:p>
          </table:table-cell>
          <table:table-cell office:value-type="string" table:style-name="Tableau2.D1">
            <text:p text:style-name="P7"/>
          </table:table-cell>
        </table:table-row>
        <table:table-row>
          <table:table-cell office:value-type="string" table:style-name="Tableau2.A2">
            <text:p text:style-name="P6">Récépissé n°2</text:p>
          </table:table-cell>
          <table:table-cell office:value-type="string" table:style-name="Tableau2.A2">
            <text:p text:style-name="P7"/>
          </table:table-cell>
          <table:table-cell office:value-type="string" table:style-name="Tableau2.A2">
            <text:p text:style-name="P6">Irrecevabilité du dossier</text:p>
          </table:table-cell>
          <table:table-cell office:value-type="string" table:style-name="Tableau2.D2">
            <text:p text:style-name="P7"/>
          </table:table-cell>
        </table:table-row>
        <table:table-row>
          <table:table-cell office:value-type="string" table:style-name="Tableau2.A2">
            <text:p text:style-name="P6">Dossier complet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2.A2">
            <text:p text:style-name="P6">DGO4 1<text:span text:style-name="T3">er</text:span> transmis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2.A2">
            <text:p text:style-name="P6">Collège communal <text:span text:style-name="T4">annonce/enquête</text:span>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2.A2">
            <text:p text:style-name="P6">DGO4 transmis <text:span text:style-name="T4">annonce/enquête</text:span>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2.A2">
            <text:p text:style-name="P6">Collège octroi/refus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2.A2">
            <text:p text:style-name="P6">Transmis urbanisme DGO4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2.A2">
            <text:p text:style-name="P6">Notification demandeur</text:p>
          </table:table-cell>
          <table:table-cell office:value-type="string" table:number-columns-spanned="3" table:style-name="Tableau2.D2">
            <text:p text:style-name="P7"/>
          </table:table-cell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02T14:03:50.813087732</meta:creation-date>
    <dc:date>2018-05-02T14:12:47.454200842</dc:date>
    <dc:creator>bleybaert</dc:creator>
    <meta:editing-duration>PT5M41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1" meta:paragraph-count="17" meta:word-count="55" meta:character-count="453" meta:non-whitespace-character-count="426"/>
  </office:meta>
</office:document-meta>
</file>